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6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7.879cm"/>
    </style:style>
    <style:style style:name="co4" style:family="table-column">
      <style:table-column-properties fo:break-before="auto" style:column-width="14.679cm"/>
    </style:style>
    <style:style style:name="co5" style:family="table-column">
      <style:table-column-properties fo:break-before="auto" style:column-width="7.83cm"/>
    </style:style>
    <style:style style:name="co6" style:family="table-column">
      <style:table-column-properties fo:break-before="auto" style:column-width="5.091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15.289cm"/>
    </style:style>
    <style:style style:name="co10" style:family="table-column">
      <style:table-column-properties fo:break-before="auto" style:column-width="9.185cm"/>
    </style:style>
    <style:style style:name="co11" style:family="table-column">
      <style:table-column-properties fo:break-before="auto" style:column-width="6.336cm"/>
    </style:style>
    <style:style style:name="co12" style:family="table-column">
      <style:table-column-properties fo:break-before="auto" style:column-width="2.45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2.657cm"/>
    </style:style>
    <style:style style:name="co15" style:family="table-column">
      <style:table-column-properties fo:break-before="auto" style:column-width="33.90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5.10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AIO_20_Steps_20_Export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ce1" style:family="table-cell" style:parent-style-name="Default">
      <style:table-cell-properties fo:background-color="#008080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ext-properties fo:color="#00808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lassic&quot;;&quot;BDD/Gherkin&quot;)" table:allow-empty-cell="true" table:display-list="unsorted" table:base-cell-address="'AIO Steps Export'.H2">
          <table:error-message table:message-type="stop" table:display="true"/>
        </table:content-validation>
        <table:content-validation table:name="val2" table:condition="of:cell-content-is-in-list(&quot;Given&quot;;&quot;When&quot;;&quot;And&quot;;&quot;But&quot;;&quot;Then&quot;;&quot;*&quot;)" table:allow-empty-cell="true" table:display-list="unsorted" table:base-cell-address="'AIO Steps Export'.J2">
          <table:error-message table:message-type="stop" table:display="true"/>
        </table:content-validation>
      </table:content-validations>
      <table:table table:name="AIO Steps Ex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e-condition</text:p>
          </table:table-cell>
          <table:table-cell table:style-name="ce1" office:value-type="string">
            <text:p>Estimated Effort(in mins)</text:p>
          </table:table-cell>
          <table:table-cell table:style-name="ce1" office:value-type="string">
            <text:p>Automation Key</text:p>
          </table:table-cell>
          <table:table-cell table:style-name="ce1" office:value-type="string">
            <text:p>Step Type</text:p>
          </table:table-cell>
          <table:table-cell table:style-name="ce1" office:value-type="string">
            <text:p>Datasets/Examples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Linked Case</text:p>
          </table:table-cell>
          <table:table-cell table:style-name="ce1" office:value-type="string">
            <text:p>Linked Case Vers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Step Id</text:p>
          </table:table-cell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38%7D">ID-TC-1</text:a></text:p>
          </table:table-cell>
          <table:table-cell office:value-type="string">
            <text:p>iDoklad - registrace proběhne v pořádku</text:p>
          </table:table-cell>
          <table:table-cell office:value-type="string">
            <text:p>Testování základních funkcí aplikace účetní aplikace iDoklad.</text:p>
          </table:table-cell>
          <table:table-cell office:value-type="string">
            <text:p>Připravené přihlašovací údaje k registraci do aplikace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aregistrujeme se na mail: martintovarek2@gmail.com</text:p>
            <text:p>2. vložíme toto heslo: Whitesnake 1987</text:p>
          </table:table-cell>
          <table:table-cell table:number-columns-repeated="3"/>
          <table:table-cell office:value-type="string">
            <text:p>Uživatel se bez problémů zaregistruje.</text:p>
          </table:table-cell>
          <table:table-cell office:value-type="float" office:value="39">
            <text:p>39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39%7D">ID-TC-2</text:a></text:p>
          </table:table-cell>
          <table:table-cell office:value-type="string">
            <text:p>iDoklad - přihlášení - správný mail, správné heslo</text:p>
          </table:table-cell>
          <table:table-cell/>
          <table:table-cell office:value-type="string">
            <text:p>Založen účet v aplikaci iDoklad https://app.idoklad.cz/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adáme správný mail: martintovarek2@gmail.com</text:p>
            <text:p>2. zadáme správné heslo: Whitesnake1987</text:p>
          </table:table-cell>
          <table:table-cell table:number-columns-repeated="2"/>
          <table:table-cell office:value-type="string">
            <text:p>2/21/2025 6:01 AM</text:p>
          </table:table-cell>
          <table:table-cell office:value-type="string">
            <text:p>Uživatel se bez problémů přihlásí.</text:p>
          </table:table-cell>
          <table:table-cell office:value-type="float" office:value="40">
            <text:p>40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0%7D">ID-TC-3</text:a></text:p>
          </table:table-cell>
          <table:table-cell office:value-type="string">
            <text:p>iDoklad - přihlášení - správný mail, špatné heslo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adáme správný mail: martintovarek2@gmail.com</text:p>
            <text:p>2. zadáme špatné heslo: Whitesnake</text:p>
          </table:table-cell>
          <table:table-cell table:number-columns-repeated="2"/>
          <table:table-cell office:value-type="string">
            <text:p>2/21/2025 6:19 AM</text:p>
          </table:table-cell>
          <table:table-cell office:value-type="string">
            <text:p>Uživatel se nepřihlásí, upozornění na nesprávné heslo.</text:p>
          </table:table-cell>
          <table:table-cell office:value-type="float" office:value="41">
            <text:p>41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1%7D">ID-TC-4</text:a></text:p>
          </table:table-cell>
          <table:table-cell office:value-type="string">
            <text:p>iDoklad - přihlášení - špatný mail, správné heslo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adáme špatný mail: martintovarek2@gmail.com</text:p>
            <text:p>2. zadáme správné heslo: Whitesnake1987</text:p>
          </table:table-cell>
          <table:table-cell table:number-columns-repeated="2"/>
          <table:table-cell office:value-type="string">
            <text:p>2/21/2025 6:23 AM</text:p>
          </table:table-cell>
          <table:table-cell office:value-type="string">
            <text:p>Uživatel se nepřihlásí, upozornění na nesprávné uživatelské jméno.</text:p>
          </table:table-cell>
          <table:table-cell office:value-type="float" office:value="42">
            <text:p>42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2%7D">ID-TC-5</text:a></text:p>
          </table:table-cell>
          <table:table-cell office:value-type="string">
            <text:p>iDoklad - obnovení zapomenutého hesla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pod přihlašovacím políčkem na https://app.idoklad.cz/Account/Login (Link: https://app.idoklad.cz/Account/Login ) <text:s/>klikneme na "Zapomenuté heslo"</text:p>
            <text:p>2. <text:s/>do políčka E-mailová adresa vložíme mail martintovarek2@gmail.com</text:p>
            <text:p>3. <text:s/>klikneme na odeslat</text:p>
            <text:p>4. <text:s/>přijde nam mail s možností nastavit nové heslo</text:p>
          </table:table-cell>
          <table:table-cell table:number-columns-repeated="2"/>
          <table:table-cell office:value-type="string">
            <text:p>2/21/2025 6:29 AM</text:p>
          </table:table-cell>
          <table:table-cell office:value-type="string">
            <text:p>Uživatel si snadno změní zapomenuté heslo.</text:p>
          </table:table-cell>
          <table:table-cell office:value-type="float" office:value="43">
            <text:p>43</text:p>
          </table:table-cell>
          <table:table-cell table:number-columns-repeated="1008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3%7D">ID-TC-6</text:a></text:p>
          </table:table-cell>
          <table:table-cell office:value-type="string">
            <text:p>iDoklad - vytvoření nové faktury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klikneme na zelené tlačítko zelené tlačítko Nový</text:p>
            <text:p>2. dáme fakturu vydanou</text:p>
            <text:p>3. zadáme odběratele Van Damme <text:s/>inc</text:p>
            <text:p>4. zadáme položku - Boxovací pytel - cena bude 1599</text:p>
            <text:p>5. způsob úhrady bude hotově</text:p>
            <text:p>6. klikneme na uložit</text:p>
          </table:table-cell>
          <table:table-cell table:number-columns-repeated="2"/>
          <table:table-cell office:value-type="string">
            <text:p>2/24/2025 6:31 AM</text:p>
          </table:table-cell>
          <table:table-cell office:value-type="string">
            <text:p>Faktura se v pořádku vytvoří a uloží s požadovanými údaji.</text:p>
          </table:table-cell>
          <table:table-cell office:value-type="float" office:value="44">
            <text:p>44</text:p>
          </table:table-cell>
          <table:table-cell table:number-columns-repeated="1008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4%7D">ID-TC-7</text:a></text:p>
          </table:table-cell>
          <table:table-cell office:value-type="string">
            <text:p>iDoklad - úprava údajů ve faktuře vydané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sekci prodej u faktury vydané klikneme na číslo faktury nebo na symbol tužky v Akce</text:p>
            <text:p>2. klikneme nahoře na fialové tlačítko upravit</text:p>
            <text:p>3. do jednotky napíšeme ks a uložíme</text:p>
          </table:table-cell>
          <table:table-cell table:number-columns-repeated="2"/>
          <table:table-cell office:value-type="string">
            <text:p>2/23/2025 2:28 PM</text:p>
          </table:table-cell>
          <table:table-cell office:value-type="string">
            <text:p>Faktura se v pořádku uloží s pozměněnými údaji.</text:p>
            <text:p/>
          </table:table-cell>
          <table:table-cell office:value-type="float" office:value="45">
            <text:p>45</text:p>
          </table:table-cell>
          <table:table-cell table:number-columns-repeated="100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5%7D">ID-TC-8</text:a></text:p>
          </table:table-cell>
          <table:table-cell office:value-type="string">
            <text:p>IDoklad - přidání dodací adresy v adresáři - kontakty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adresáři zadáme kontakty</text:p>
            <text:p>2. vybereme firmu Atletika Třebíč, z.s.</text:p>
            <text:p>3. klikneme na dodací adresy</text:p>
            <text:p>4. nahoře klikneme na fialové tlačítko upravit</text:p>
            <text:p>5. vpravo klikneme na nová - do políček zadáme Atletika Třebíč - mládež, Křížová 27, 67401, Třebíč</text:p>
            <text:p>6. dáme uložit</text:p>
          </table:table-cell>
          <table:table-cell table:number-columns-repeated="2"/>
          <table:table-cell office:value-type="string">
            <text:p>2/25/2025 7:09 AM</text:p>
          </table:table-cell>
          <table:table-cell office:value-type="string">
            <text:p>Dodací adresa se v pořádku uloží.</text:p>
          </table:table-cell>
          <table:table-cell office:value-type="float" office:value="46">
            <text:p>46</text:p>
          </table:table-cell>
          <table:table-cell table:number-columns-repeated="1008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6%7D">ID-TC-9</text:a></text:p>
          </table:table-cell>
          <table:table-cell office:value-type="string">
            <text:p>iDoklad - vytvoření dodací adresy do jiného státu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kontaktech klikneme na firmu Tesco Stores ČR a.s.</text:p>
            <text:p>2. klikneme na dodací adresy</text:p>
            <text:p>3. klineme na fialové tlačítko upravit</text:p>
            <text:p>4. název dodací adresy: Tesco Stores Ltd</text:p>
            <text:p>5. ulice: 55 Morning Ln</text:p>
            <text:p>6. PSČ:  E9 6ND</text:p>
            <text:p>7. Stát: Spojené království</text:p>
          </table:table-cell>
          <table:table-cell table:number-columns-repeated="2"/>
          <table:table-cell office:value-type="string">
            <text:p>2/25/2025 6:51 AM</text:p>
          </table:table-cell>
          <table:table-cell office:value-type="string">
            <text:p>Dodací adresa do zahraničí se nám vytvoří.</text:p>
          </table:table-cell>
          <table:table-cell office:value-type="float" office:value="47">
            <text:p>47</text:p>
          </table:table-cell>
          <table:table-cell table:number-columns-repeated="1008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7%7D">ID-TC-10</text:a></text:p>
          </table:table-cell>
          <table:table-cell office:value-type="string">
            <text:p>iDoklad - vytvoření nového bankovního účtu - faktura vydaná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klikneme na faktury vydané </text:p>
            <text:p>2. pod moje platební údaje klikneme na upravit bankovní účet</text:p>
            <text:p>3. vložíme číslo účtu: 000000-1234567890</text:p>
            <text:p>4. kód banky: 0600 (Moneta Money Bank)</text:p>
            <text:p>5. dáme uložit</text:p>
          </table:table-cell>
          <table:table-cell table:number-columns-repeated="2"/>
          <table:table-cell office:value-type="string">
            <text:p>2/24/2025 6:23 AM</text:p>
          </table:table-cell>
          <table:table-cell office:value-type="string">
            <text:p>Uživatel bez problémů vytvoří bankovní účet. </text:p>
            <text:p/>
          </table:table-cell>
          <table:table-cell office:value-type="float" office:value="48">
            <text:p>48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8%7D">ID-TC-11</text:a></text:p>
          </table:table-cell>
          <table:table-cell office:value-type="string">
            <text:p>IDoklad - přidání nového kontaktu v rámci ČR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kontaktech klikneme na nový</text:p>
            <text:p>2. stát: Česká republika</text:p>
            <text:p>3. firma: Atletika Písek, z.s.</text:p>
            <text:p>4. IČ, ulice a město se nám zobrazí automaticky</text:p>
          </table:table-cell>
          <table:table-cell table:number-columns-repeated="2"/>
          <table:table-cell office:value-type="string">
            <text:p>2/23/2025 2:30 PM</text:p>
          </table:table-cell>
          <table:table-cell office:value-type="string">
            <text:p>Záznam se v pořádku uloží. </text:p>
            <text:p/>
          </table:table-cell>
          <table:table-cell office:value-type="float" office:value="49">
            <text:p>49</text:p>
          </table:table-cell>
          <table:table-cell table:number-columns-repeated="100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49%7D">ID-TC-12</text:a></text:p>
          </table:table-cell>
          <table:table-cell office:value-type="string">
            <text:p>iDoklad - úprava dodací adresy z cenové nabídky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sekci cenové nabídk klikneme na cenovou nabídku č. CN20250001</text:p>
            <text:p>2. zaklikneme dodací adresa je jiná, než fakturační</text:p>
            <text:p>3. klkneme na upravit dodací adresu</text:p>
            <text:p>4. název dodací adresy: GymBeam SK</text:p>
            <text:p>5. ulice: Štefánikova 1877</text:p>
            <text:p>6. PSČ: 81104</text:p>
            <text:p>7. Město: Bratislava</text:p>
          </table:table-cell>
          <table:table-cell table:number-columns-repeated="2"/>
          <table:table-cell office:value-type="string">
            <text:p>2/25/2025 7:44 AM</text:p>
          </table:table-cell>
          <table:table-cell office:value-type="string">
            <text:p>Záznam se nám v pořádku uloží.</text:p>
          </table:table-cell>
          <table:table-cell office:value-type="float" office:value="50">
            <text:p>50</text:p>
          </table:table-cell>
          <table:table-cell table:number-columns-repeated="1008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0%7D">ID-TC-13</text:a></text:p>
          </table:table-cell>
          <table:table-cell office:value-type="string">
            <text:p>iDoklad - přidání nového kontaktu v rámci zahraničí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kontaktech klikneme na nový</text:p>
            <text:p>2.  do jména napíšeme: Carrefour</text:p>
            <text:p>3. ulice: 93 Avenue De Paris</text:p>
            <text:p>4. město: Massy, Ile-de-France</text:p>
            <text:p>5.  PSČ: 91300</text:p>
            <text:p>6. Stát: Francie</text:p>
          </table:table-cell>
          <table:table-cell table:number-columns-repeated="2"/>
          <table:table-cell office:value-type="string">
            <text:p>2/23/2025 2:45 PM</text:p>
          </table:table-cell>
          <table:table-cell office:value-type="string">
            <text:p>Záznam se v pořádku uloží.</text:p>
          </table:table-cell>
          <table:table-cell office:value-type="float" office:value="51">
            <text:p>51</text:p>
          </table:table-cell>
          <table:table-cell table:number-columns-repeated="1008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1%7D">ID-TC-14</text:a></text:p>
          </table:table-cell>
          <table:table-cell office:value-type="string">
            <text:p>iDoklad - smazání faktury vydané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jdeme do sekce faktury vydané</text:p>
            <text:p>2. vybereme faktura vydaná č. 20250002</text:p>
            <text:p>3. klikneme na smazat</text:p>
          </table:table-cell>
          <table:table-cell table:number-columns-repeated="2"/>
          <table:table-cell office:value-type="string">
            <text:p>2/23/2025 2:51 PM</text:p>
          </table:table-cell>
          <table:table-cell office:value-type="string">
            <text:p>Faktura se nám smaže.</text:p>
          </table:table-cell>
          <table:table-cell office:value-type="float" office:value="52">
            <text:p>52</text:p>
          </table:table-cell>
          <table:table-cell table:number-columns-repeated="100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2%7D">ID-TC-15</text:a></text:p>
          </table:table-cell>
          <table:table-cell office:value-type="string">
            <text:p>iDoklad - kopírování faktury vydané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e fakturách vydaných zaškrtneme fakturu č. 20250003</text:p>
            <text:p>2. na hlavní liště klikneme na ikonu kopírovat</text:p>
          </table:table-cell>
          <table:table-cell table:number-columns-repeated="2"/>
          <table:table-cell office:value-type="string">
            <text:p>2/23/2025 3:08 PM</text:p>
          </table:table-cell>
          <table:table-cell office:value-type="string">
            <text:p>Faktura se v pořádku zkopíruje se stejnými údaji.</text:p>
          </table:table-cell>
          <table:table-cell office:value-type="float" office:value="53">
            <text:p>53</text:p>
          </table:table-cell>
          <table:table-cell table:number-columns-repeated="1008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3%7D">ID-TC-16</text:a></text:p>
          </table:table-cell>
          <table:table-cell office:value-type="string">
            <text:p>iDoklad - odeslání faktury vydané na mail</text:p>
          </table:table-cell>
          <table:table-cell/>
          <table:table-cell office:value-type="string">
            <text:p>Založen účet v aplikaci iDoklad https://app.idoklad.cz/ (Link: https://app.idoklad.cz/ ) </text:p>
            <text:p/>
            <text:p>Musí být vyplněn mail v dodacích údajích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aškrtneme faktura vydaná č. 20250003</text:p>
            <text:p>2. klikneme na tlačítko odeslat</text:p>
            <text:p>3. zaškrtneme Zákazníkovi: martintovarek2gmail.com</text:p>
            <text:p>4. zaškrtneme Odkaz na PDF v prohlížeči</text:p>
            <text:p>5. dáme odeslat</text:p>
          </table:table-cell>
          <table:table-cell table:number-columns-repeated="2"/>
          <table:table-cell office:value-type="string">
            <text:p>2/23/2025 3:27 PM</text:p>
          </table:table-cell>
          <table:table-cell office:value-type="string">
            <text:p>Na vybranou e-mailovou adresu příjde mail s fakturou. </text:p>
            <text:p/>
          </table:table-cell>
          <table:table-cell office:value-type="float" office:value="54">
            <text:p>54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4%7D">ID-TC-17</text:a></text:p>
          </table:table-cell>
          <table:table-cell office:value-type="string">
            <text:p>iDoklad - obnovení smazané faktury vydané</text:p>
          </table:table-cell>
          <table:table-cell/>
          <table:table-cell office:value-type="string">
            <text:p>Založen účet v aplikaci iDoklad https://app.idoklad.cz/ (Link: https://app.idoklad.cz/ ) </text:p>
            <text:p/>
            <text:p>Aktivovaný koš - nastavení - aplikace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klikneme na faktury vydané</text:p>
            <text:p>2. klineme na koš</text:p>
            <text:p>3. v Akce klikneme na obnovit doklad</text:p>
          </table:table-cell>
          <table:table-cell table:number-columns-repeated="2"/>
          <table:table-cell office:value-type="string">
            <text:p>2/25/2025 5:52 AM</text:p>
          </table:table-cell>
          <table:table-cell office:value-type="string">
            <text:p>Smazaná faktura se obnoví.</text:p>
            <text:p/>
          </table:table-cell>
          <table:table-cell office:value-type="float" office:value="55">
            <text:p>55</text:p>
          </table:table-cell>
          <table:table-cell table:number-columns-repeated="1008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5%7D">ID-TC-18</text:a></text:p>
          </table:table-cell>
          <table:table-cell office:value-type="string">
            <text:p>iDoklad - export faktury do PDF s novou dodací adresou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kontaktech přidáme novou dodací adresu: Chuck Norris inc.</text:p>
            <text:p>2. ulice: 900 Wilshire Blvd</text:p>
            <text:p>3. PSČ: 90017</text:p>
            <text:p>4. město: Los Angeles </text:p>
            <text:p>5. stát: Spojené státy</text:p>
            <text:p>6. vytvoříme novou fakturu vydanou</text:p>
            <text:p>7. do popisu napíšeme fakturace zboží</text:p>
            <text:p>8. u položky zadáme boxovací rukavice</text:p>
            <text:p>9. způsob úhrady: hotově</text:p>
            <text:p>10. vybereme fakturu č. 20250008 - <text:s/>na konci řádku v Akce na symbol exportu do PDF</text:p>
          </table:table-cell>
          <table:table-cell table:number-columns-repeated="2"/>
          <table:table-cell office:value-type="string">
            <text:p>2/23/2025 3:37 PM</text:p>
          </table:table-cell>
          <table:table-cell office:value-type="string">
            <text:p>Faktura se nám převede do PDF s novou dodací adresou.</text:p>
          </table:table-cell>
          <table:table-cell office:value-type="float" office:value="56">
            <text:p>56</text:p>
          </table:table-cell>
          <table:table-cell table:number-columns-repeated="1008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6%7D">ID-TC-19</text:a></text:p>
          </table:table-cell>
          <table:table-cell office:value-type="string">
            <text:p>iDoklad - export seznamu do XLSX a CSV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ybereme fakturu 20250008 a 20250007</text:p>
            <text:p>2. v nabídce dáme export</text:p>
            <text:p>3. dáme export do XLSX/CSV</text:p>
            <text:p>4. objeví se nám sloupce, které chceme vyexportovat</text:p>
            <text:p>5. dáme exportovat</text:p>
          </table:table-cell>
          <table:table-cell table:number-columns-repeated="2"/>
          <table:table-cell office:value-type="string">
            <text:p>2/23/2025 3:53 PM</text:p>
          </table:table-cell>
          <table:table-cell office:value-type="string">
            <text:p>Soubor bude odpovídat tomu co jsme si navolili v přehledu. </text:p>
            <text:p/>
          </table:table-cell>
          <table:table-cell office:value-type="float" office:value="57">
            <text:p>57</text:p>
          </table:table-cell>
          <table:table-cell table:number-columns-repeated="1008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7%7D">ID-TC-20</text:a></text:p>
          </table:table-cell>
          <table:table-cell office:value-type="string">
            <text:p>iDoklad - snadná úprava uživatelského účtu firmy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nastavení klikneme na firma </text:p>
            <text:p>2. zadáme Správa firem</text:p>
            <text:p>3. klikneme na založit novou firmu</text:p>
            <text:p>4. vyplníme údaje - firma: Druhá úklidová</text:p>
            <text:p>5. zaškrtneme nemám IČ</text:p>
            <text:p>6. ulice: Dušní 2</text:p>
            <text:p>7. PSČ: 11000</text:p>
            <text:p>8. město: Praha</text:p>
            <text:p>9. email necháme martintovarek2@gmail.com</text:p>
            <text:p>10. číslo bankovního účtu: 630200-4006789495, kód banky 6215 Mbank</text:p>
            <text:p>11. dáme uložit</text:p>
          </table:table-cell>
          <table:table-cell table:number-columns-repeated="2"/>
          <table:table-cell office:value-type="string">
            <text:p>2/23/2025 3:56 PM</text:p>
          </table:table-cell>
          <table:table-cell office:value-type="string">
            <text:p>Pozmeněné údaje se v pořádku uloží.</text:p>
          </table:table-cell>
          <table:table-cell office:value-type="float" office:value="58">
            <text:p>58</text:p>
          </table:table-cell>
          <table:table-cell table:number-columns-repeated="1008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8%7D">ID-TC-21</text:a></text:p>
          </table:table-cell>
          <table:table-cell office:value-type="string">
            <text:p>iDoklad - vytvoření a naskladnění nové položky v ceníku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ceníku klikneme a Seznam položek ceníku</text:p>
            <text:p>2. nazev položky: Red Bull</text:p>
            <text:p>3. jednotka: ks</text:p>
            <text:p>4. cena: 29,90 kč</text:p>
            <text:p>5. zaškrtneme Sledovat stav skladu</text:p>
            <text:p>6. množství zadáme 10</text:p>
            <text:p>7. dáme uložit</text:p>
          </table:table-cell>
          <table:table-cell table:number-columns-repeated="2"/>
          <table:table-cell office:value-type="string">
            <text:p>2/25/2025 6:57 AM</text:p>
          </table:table-cell>
          <table:table-cell office:value-type="string">
            <text:p>Údaje o produktu budou uloženy a produkt bude naskladněn v požadovaném množství. </text:p>
            <text:p/>
          </table:table-cell>
          <table:table-cell office:value-type="float" office:value="59">
            <text:p>59</text:p>
          </table:table-cell>
          <table:table-cell table:number-columns-repeated="1008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59%7D">ID-TC-22</text:a></text:p>
          </table:table-cell>
          <table:table-cell office:value-type="string">
            <text:p>iDoklad - naskladnění a vyskladnění produktu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sekci Seznam položek ceníku u položky Red Bull klikneme na naskladnit</text:p>
            <text:p>2. zadáme 4 kusy a dáme uložit</text:p>
            <text:p>3. u stejné položky klikneme na vyskladnit</text:p>
            <text:p>4. zadáme 2 kusy a dáme uložit</text:p>
          </table:table-cell>
          <table:table-cell table:number-columns-repeated="2"/>
          <table:table-cell office:value-type="string">
            <text:p>2/23/2025 4:36 PM</text:p>
          </table:table-cell>
          <table:table-cell office:value-type="string">
            <text:p>Stav skladu by se měl měnit podle toho kolik jsme naskladnili nebo vyskladnili položek.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60%7D">ID-TC-23</text:a></text:p>
          </table:table-cell>
          <table:table-cell office:value-type="string">
            <text:p>iDoklad - možnost přidání slevy na zboží ve faktuře vydané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klikneme na faktury vydané</text:p>
            <text:p>2. zvolíme fakturu č. 20250008</text:p>
            <text:p>3. klikneme na upravit</text:p>
            <text:p>4. dole u ceny zadáme slevu 20%</text:p>
          </table:table-cell>
          <table:table-cell table:number-columns-repeated="2"/>
          <table:table-cell office:value-type="string">
            <text:p>2/23/2025 4:44 PM</text:p>
          </table:table-cell>
          <table:table-cell office:value-type="string">
            <text:p>Sleva se nám vypočítá a uloží.</text:p>
          </table:table-cell>
          <table:table-cell office:value-type="float" office:value="61">
            <text:p>61</text:p>
          </table:table-cell>
          <table:table-cell table:number-columns-repeated="1008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61%7D">ID-TC-24</text:a></text:p>
          </table:table-cell>
          <table:table-cell office:value-type="string">
            <text:p>iDoklad - vytvoření cenové nabídky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klikneme na cenové nabídky</text:p>
            <text:p>2. klikneme na vytvořit</text:p>
            <text:p>3. zadáme firmu GymBeam s.r.o.</text:p>
            <text:p>4. do popisu zadáme cenová nabídka firmy GymBeam</text:p>
            <text:p>5. z položky vybereme Boxovací pytel, 1999 kč, 1 ks</text:p>
            <text:p>6. dáme vytvořit</text:p>
          </table:table-cell>
          <table:table-cell table:number-columns-repeated="2"/>
          <table:table-cell office:value-type="string">
            <text:p>2/24/2025 6:23 AM</text:p>
          </table:table-cell>
          <table:table-cell office:value-type="string">
            <text:p>Cenová nabídka se v pořádku vytvoří.</text:p>
          </table:table-cell>
          <table:table-cell office:value-type="float" office:value="62">
            <text:p>62</text:p>
          </table:table-cell>
          <table:table-cell table:number-columns-repeated="100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62%7D">ID-TC-25</text:a></text:p>
          </table:table-cell>
          <table:table-cell office:value-type="string">
            <text:p>iDoklad - možnost kombinace slevy na položku a zároveň celkovou slevu na fakturu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klikneme na fakturu č. 20250008</text:p>
            <text:p>2. klikneme na upravit</text:p>
            <text:p>3. u položky v Akce klikneme na přidat slevu</text:p>
            <text:p>4. dáme uložit</text:p>
          </table:table-cell>
          <table:table-cell table:number-columns-repeated="2"/>
          <table:table-cell office:value-type="string">
            <text:p>2/24/2025 6:23 AM</text:p>
          </table:table-cell>
          <table:table-cell office:value-type="string">
            <text:p>Bude možné mít slevu na položku i na celkové faktuře. </text:p>
            <text:p/>
          </table:table-cell>
          <table:table-cell office:value-type="float" office:value="63">
            <text:p>63</text:p>
          </table:table-cell>
          <table:table-cell table:number-columns-repeated="1008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63%7D">ID-TC-26</text:a></text:p>
          </table:table-cell>
          <table:table-cell office:value-type="string">
            <text:p>iDoklad - možnost kontaktovat podporu</text:p>
          </table:table-cell>
          <table:table-cell/>
          <table:table-cell office:value-type="string">
            <text:p>Založen účet v aplikaci iDoklad https://app.idoklad.cz/ (Link: https://app.idoklad.cz/ ) </text:p>
            <text:p/>
            <text:p>Uložená registrace do zákaznického portálu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sekci nápověda klikneme na kontaktovat podporu</text:p>
            <text:p>2. klikneme na nový </text:p>
            <text:p>3. napíšeme požadavek a dáme odeslat</text:p>
          </table:table-cell>
          <table:table-cell table:number-columns-repeated="2"/>
          <table:table-cell office:value-type="string">
            <text:p>2/24/2025 6:49 AM</text:p>
          </table:table-cell>
          <table:table-cell office:value-type="string">
            <text:p>Spojíme se s podporou.</text:p>
          </table:table-cell>
          <table:table-cell office:value-type="float" office:value="64">
            <text:p>64</text:p>
          </table:table-cell>
          <table:table-cell table:number-columns-repeated="100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s://martintovarek2.atlassian.net/plugins/servlet/ac/com.kaanha.jira.tcms/aio-tcms-app-browse?ac.project.id=10033&amp;ac.page=case-details&amp;ac.params=%7B%22caseId%22%3A64%7D">ID-TC-27</text:a></text:p>
          </table:table-cell>
          <table:table-cell office:value-type="string">
            <text:p>iDoklad - odhlášení a stisknutí tlačítka zpět</text:p>
          </table:table-cell>
          <table:table-cell/>
          <table:table-cell office:value-type="string">
            <text:p>Založen účet v aplikaci iDoklad https://app.idoklad.cz/</text:p>
            <text:p/>
            <text:p>Prohlížeč Mozilla Firefox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odhlásíme se </text:p>
            <text:p>2. zmačkneme tlačítko zpět</text:p>
          </table:table-cell>
          <table:table-cell table:number-columns-repeated="2"/>
          <table:table-cell office:value-type="string">
            <text:p>2/24/2025 6:06 AM</text:p>
          </table:table-cell>
          <table:table-cell office:value-type="string">
            <text:p>Uživatel by se neměl dostat zpět do aplikace, měli by se zobrazit přihlašovací údaje.</text:p>
          </table:table-cell>
          <table:table-cell office:value-type="float" office:value="65">
            <text:p>65</text:p>
          </table:table-cell>
          <table:table-cell table:number-columns-repeated="1008"/>
        </table:table-row>
      </table:table>
      <table:table table:name="Instructions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3" table:number-columns-repeated="1022" table:default-cell-style-name="Default"/>
        <table:table-row table:style-name="ro1">
          <table:table-cell table:style-name="ce1" office:value-type="string">
            <text:p>Column (NOTE: Do not remove/rename any columns from the exported file)</text:p>
          </table:table-cell>
          <table:table-cell table:style-name="ce1" office:value-type="string">
            <text:p>Details</text:p>
          </table:table-cell>
          <table:table-cell table:number-columns-repeated="1022"/>
        </table:table-row>
        <table:table-row table:style-name="ro10">
          <table:table-cell office:value-type="string">
            <text:p>Key</text:p>
          </table:table-cell>
          <table:table-cell office:value-type="string">
            <text:p>Case key from AIO Tes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o not delete or edit</text:p>
          </table:table-cell>
          <table:table-cell table:number-columns-repeated="1022"/>
        </table:table-row>
        <table:table-row table:style-name="ro10">
          <table:table-cell office:value-type="string">
            <text:p>Title</text:p>
          </table:table-cell>
          <table:table-cell office:value-type="string">
            <text:p>Title of case from AIO Tes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 <text:s/>[max 255 characters]</text:p>
          </table:table-cell>
          <table:table-cell table:number-columns-repeated="1022"/>
        </table:table-row>
        <table:table-row table:style-name="ro10">
          <table:table-cell office:value-type="string">
            <text:p>Description</text:p>
          </table:table-cell>
          <table:table-cell office:value-type="string">
            <text:p>Description of the test cas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10">
          <table:table-cell office:value-type="string">
            <text:p>Preconditions</text:p>
          </table:table-cell>
          <table:table-cell office:value-type="string">
            <text:p>Pre-conditions of the test cas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10">
          <table:table-cell office:value-type="string">
            <text:p>Estimated Effort</text:p>
          </table:table-cell>
          <table:table-cell office:value-type="string">
            <text:p>Estimated effort for the test case in minute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10">
          <table:table-cell office:value-type="string">
            <text:p>Automation Key</text:p>
          </table:table-cell>
          <table:table-cell office:value-type="string">
            <text:p>Automation key of the test cas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10">
          <table:table-cell office:value-type="string">
            <text:p>Step Type</text:p>
          </table:table-cell>
          <table:table-cell office:value-type="string">
            <text:p>Step Type of Step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ake action on first row cell. Set as 'Classic' for Classic Steps or as 'BDD/Gherkin' for BDD/Gherkin Steps</text:p>
          </table:table-cell>
          <table:table-cell table:number-columns-repeated="1022"/>
        </table:table-row>
        <table:table-row table:style-name="ro10">
          <table:table-cell office:value-type="string">
            <text:p>Datasets/Examples</text:p>
          </table:table-cell>
          <table:table-cell office:value-type="string">
            <text:p>Datasets for Classic Steps or Examples for BDD/Gherkin Step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added, updated, deleted, reorder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ake action on first row cell. Parameter Names and Values separated by | (Pipe) Character. Add \ (Backslash) Character to escape pipe characters inside actual Parameter Name or Value</text:p>
          </table:table-cell>
          <table:table-cell table:number-columns-repeated="1022"/>
        </table:table-row>
        <table:table-row table:style-name="ro10">
          <table:table-cell office:value-type="string">
            <text:p>Keyword</text:p>
          </table:table-cell>
          <table:table-cell office:value-type="string">
            <text:p>Keyword for BDD/Gherkin Ste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ake action on entire row - delete entire row, change order of entire row</text:p>
          </table:table-cell>
          <table:table-cell table:number-columns-repeated="1022"/>
        </table:table-row>
        <table:table-row table:style-name="ro10">
          <table:table-cell office:value-type="string">
            <text:p>Steps</text:p>
          </table:table-cell>
          <table:table-cell office:value-type="string">
            <text:p>Step description. Each step is in a different row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ake action on entire row - insert a new row, delete entire row, change order of entire row, etc.</text:p>
          </table:table-cell>
          <table:table-cell table:number-columns-repeated="1022"/>
        </table:table-row>
        <table:table-row table:style-name="ro10">
          <table:table-cell office:value-type="string">
            <text:p>Linked Case</text:p>
          </table:table-cell>
          <table:table-cell office:value-type="string">
            <text:p>Case key of linked case from AIO Tes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inserted, updated or delet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alid case key (case status needs to be eligible for linking as a test step) needed while adding a new link or updating an existing one</text:p>
          </table:table-cell>
          <table:table-cell table:number-columns-repeated="1022"/>
        </table:table-row>
        <table:table-row table:style-name="ro10">
          <table:table-cell office:value-type="string">
            <text:p>Linked Case Version</text:p>
          </table:table-cell>
          <table:table-cell office:value-type="string">
            <text:p>Version for the Case Key mentioned in Linked Case colum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alid version corresponding to the Linked Case is needed. Cannot be left blank if Linked Case Key is provided.</text:p>
          </table:table-cell>
          <table:table-cell table:number-columns-repeated="1022"/>
        </table:table-row>
        <table:table-row table:style-name="ro10">
          <table:table-cell office:value-type="string">
            <text:p>Data</text:p>
          </table:table-cell>
          <table:table-cell office:value-type="string">
            <text:p>Data from AIO Tests for each ste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ake action on entire row - delete entire row, change order of entire row</text:p>
          </table:table-cell>
          <table:table-cell table:number-columns-repeated="1022"/>
        </table:table-row>
        <table:table-row table:style-name="ro10">
          <table:table-cell office:value-type="string">
            <text:p>Expected Result</text:p>
          </table:table-cell>
          <table:table-cell office:value-type="string">
            <text:p>Expected results from AIO Tests for each ste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ake action on entire row - delete entire row, change order of entire row</text:p>
          </table:table-cell>
          <table:table-cell table:number-columns-repeated="1022"/>
        </table:table-row>
        <table:table-row table:style-name="ro10">
          <table:table-cell office:value-type="string">
            <text:p>Step ID</text:p>
          </table:table-cell>
          <table:table-cell office:value-type="string">
            <text:p>Step id of each step from AIO Tes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Leave blank for new step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o no change when editing step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elete if step is being deleted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eorder along with step details while reorderin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8106P0" style:volatile="true" number:language="cs" number:country="CZ">
      <number:number number:decimal-places="0" number:min-integer-digits="1" number:grouping="true"/>
      <number:text> Kč</number:text>
    </number:number-style>
    <number:number-style style:name="N8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8106P0"/>
    </number:number-style>
    <number:number-style style:name="N8107P0" style:volatile="true" number:language="cs" number:country="CZ">
      <number:number number:decimal-places="0" number:min-integer-digits="1" number:grouping="true"/>
      <number:text> Kč</number:text>
    </number:number-style>
    <number:number-style style:name="N8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8107P0"/>
    </number:number-style>
    <number:number-style style:name="N8108P0" style:volatile="true" number:language="cs" number:country="CZ">
      <number:number number:decimal-places="2" number:min-integer-digits="1" number:grouping="true"/>
      <number:text> Kč</number:text>
    </number:number-style>
    <number:number-style style:name="N8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8108P0"/>
    </number:number-style>
    <number:number-style style:name="N8109P0" style:volatile="true" number:language="cs" number:country="CZ">
      <number:number number:decimal-places="2" number:min-integer-digits="1" number:grouping="true"/>
      <number:text> Kč</number:text>
    </number:number-style>
    <number:number-style style:name="N8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8109P0"/>
    </number:number-style>
    <number:date-style style:name="N8110" number:language="cs" number:country="CZ">
      <number:day/>
      <number:text>.</number:text>
      <number:month number:textual="true"/>
      <number:text>.</number:text>
      <number:year/>
    </number:date-style>
    <number:date-style style:name="N8111" number:language="cs" number:country="CZ">
      <number:day/>
      <number:text>.</number:text>
      <number:month number:textual="true"/>
    </number:date-style>
    <number:date-style style:name="N8112" number:language="cs" number:country="CZ">
      <number:month number:textual="true"/>
      <number:text>.</number:text>
      <number:year/>
    </number:date-style>
    <number:time-style style:name="N8113" number:language="cs" number:country="CZ">
      <number:hours/>
      <number:text>:</number:text>
      <number:minutes number:style="long"/>
      <number:text> </number:text>
      <number:am-pm/>
    </number:time-style>
    <number:time-style style:name="N8114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cs" number:country="CZ">
      <number:hours/>
      <number:text>:</number:text>
      <number:minutes number:style="long"/>
    </number:time-style>
    <number:time-style style:name="N8116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8117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cs" number:country="CZ">
      <number:number number:decimal-places="0" number:min-integer-digits="1" number:grouping="true"/>
      <number:text>     </number:text>
    </number:number-style>
    <number:number-style style:name="N8118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cs" number:country="CZ">
      <number:number number:decimal-places="0" number:min-integer-digits="1" number:grouping="true"/>
      <number:text>     </number:text>
    </number:number-style>
    <number:number-style style:name="N8119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cs" number:country="CZ">
      <number:number number:decimal-places="2" number:min-integer-digits="1" number:grouping="true"/>
      <number:text>     </number:text>
    </number:number-style>
    <number:number-style style:name="N8120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8120P0"/>
    </number:number-style>
    <number:number-style style:name="N8121P0" style:volatile="true" number:language="cs" number:country="CZ">
      <number:number number:decimal-places="2" number:min-integer-digits="1" number:grouping="true"/>
      <number:text>     </number:text>
    </number:number-style>
    <number:number-style style:name="N8121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1P0"/>
    </number:number-style>
    <number:number-style style:name="N8122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8122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8122P2" style:volatile="true" number:language="cs" number:country="CZ">
      <number:text> -      </number:text>
    </number:number-style>
    <number:text-style style:name="N8122" number:language="cs" number:country="C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812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8123P2" style:volatile="true" number:language="cs" number:country="CZ">
      <number:text> - Kč </number:text>
    </number:number-style>
    <number:text-style style:name="N8123" number:language="cs" number:country="CZ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8124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8124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8124" number:language="cs" number:country="CZ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8125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8125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8125" number:language="cs" number:country="CZ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cs" number:country="CZ">
      <number:minutes number:style="long"/>
      <number:text>:</number:text>
      <number:seconds number:style="long"/>
    </number:time-style>
    <number:time-style style:name="N8127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cs" number:country="CZ">
      <number:minutes number:style="long"/>
      <number:text>:</number:text>
      <number:seconds number:style="long" number:decimal-places="1"/>
    </number:time-style>
    <number:number-style style:name="N8129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3">23.04.2025</text:date>, <text:time>13:49:1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IO_20_Steps_20_Export" style:display-name="PageStyle_AIO Steps Ex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3T13:49:10.90</dc:date>
    <dc:creator>Martin Továrek</dc:creator>
    <meta:document-statistic meta:table-count="2" meta:cell-count="316" meta:object-count="0"/>
    <meta:generator>OpenOffice/4.1.0$Win32 OpenOffice.org_project/410m18$Build-9764</meta:generator>
  </office:meta>
</office:document-meta>
</file>